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Perfect! I've prepared everything you need. Here's what I've created for you:</text:p>
      <text:p text:style-name="Standard"/>
      <text:p text:style-name="Standard"><text:s text:c="2"/>---</text:p>
      <text:p text:style-name="Standard"><text:s text:c="2"/>✅ Your Environment Variables Are Ready!</text:p>
      <text:p text:style-name="Standard"/>
      <text:p text:style-name="Standard"><text:s text:c="2"/>🔐 Generated for You:</text:p>
      <text:p text:style-name="Standard"/>
      <text:p text:style-name="Standard"><text:s text:c="2"/>NEXTAUTH_SECRET:</text:p>
      <text:p text:style-name="Standard"><text:s text:c="2"/>T9dmEqtofzClYPr/pXY/NdhXPBzrFuWiR9TVjYYpr8U=</text:p>
      <text:p text:style-name="Standard"/>
      <text:p text:style-name="Standard"><text:s text:c="2"/>Keep this safe! You'll paste this into Vercel.</text:p>
      <text:p text:style-name="Standard"/>
      <text:p text:style-name="Standard"><text:s text:c="2"/>---</text:p>
      <text:p text:style-name="Standard"><text:s text:c="2"/>📋 Complete Setup Guide Created</text:p>
      <text:p text:style-name="Standard"/>
      <text:p text:style-name="Standard"><text:s text:c="2"/>I've created a comprehensive guide: VERCEL_ENV_SETUP.md</text:p>
      <text:p text:style-name="Standard"/>
      <text:p text:style-name="Standard"><text:s text:c="2"/>Open this file - it has everything you need with step-by-step instructions!</text:p>
      <text:p text:style-name="Standard"/>
      <text:p text:style-name="Standard"><text:s text:c="2"/>---</text:p>
      <text:p text:style-name="Standard"><text:s text:c="2"/>🚀 Next Steps (Follow the Guide)</text:p>
      <text:p text:style-name="Standard"/>
      <text:p text:style-name="Standard"><text:s text:c="2"/>Step 1: Create Supabase Database (5 min)</text:p>
      <text:p text:style-name="Standard"/>
      <text:p text:style-name="Standard"><text:s text:c="2"/>1. Go to https://supabase.com</text:p>
      <text:p text:style-name="Standard"><text:s text:c="2"/>2. Sign up (free, no credit card)</text:p>
      <text:p text:style-name="Standard"><text:s text:c="2"/>3. Create new project: ultimatepos-test</text:p>
      <text:p text:style-name="Standard"><text:s text:c="2"/>4. Set a strong database password - SAVE IT!</text:p>
      <text:p text:style-name="Standard"><text:s text:c="2"/>5. Wait 2-3 minutes for database to be ready</text:p>
      <text:p text:style-name="Standard"/>
      <text:p text:style-name="Standard"><text:s text:c="2"/>Step 2: Get Connection String (2 min)</text:p>
      <text:p text:style-name="Standard"/>
      <text:p text:style-name="Standard"><text:s text:c="2"/>1. Click "Connect" button in Supabase</text:p>
      <text:p text:style-name="Standard"><text:s text:c="2"/>2. Click "Connection String" → "Session pooler"</text:p>
      <text:p text:style-name="Standard"><text:s text:c="2"/>3. Copy the connection string</text:p>
      <text:p text:style-name="Standard"><text:s text:c="2"/>4. Replace [YOUR-PASSWORD] with your database password</text:p>
      <text:p text:style-name="Standard"><text:s text:c="2"/>5. Add ?pgbouncer=true at the end</text:p>
      <text:p text:style-name="Standard"/>
      <text:p text:style-name="Standard"><text:s text:c="2"/>Example:</text:p>
      <text:p text:style-name="Standard"><text:s text:c="2"/>postgresql://postgres.abc123:MyPassword@aws-0-region.pooler.supabase.com:6543/postgres?pgbouncer=true</text:p>
      <text:p text:style-name="Standard"/>
      <text:p text:style-name="Standard"><text:s text:c="2"/>Step 3: Setup Database Schema (3 min)</text:p>
      <text:p text:style-name="Standard"/>
      <text:p text:style-name="Standard"><text:s text:c="2"/>Run these commands:</text:p>
      <text:p text:style-name="Standard"/>
      <text:p text:style-name="Standard"><text:s text:c="2"/># Set DATABASE_URL (use port 5432 for this step)</text:p>
      <text:p text:style-name="Standard"><text:s text:c="2"/>$env:DATABASE_URL="postgresql://postgres.[ref]:[password]@aws-0-[region].pooler.supabase.com:5432/postgres"</text:p>
      <text:p text:style-name="Standard"><text:soft-page-break/></text:p>
      <text:p text:style-name="Standard"><text:s text:c="2"/># Push schema</text:p>
      <text:p text:style-name="Standard"><text:s text:c="2"/>npx prisma db push</text:p>
      <text:p text:style-name="Standard"/>
      <text:p text:style-name="Standard"><text:s text:c="2"/># Generate Prisma Client</text:p>
      <text:p text:style-name="Standard"><text:s text:c="2"/>npx prisma generate</text:p>
      <text:p text:style-name="Standard"/>
      <text:p text:style-name="Standard"><text:s text:c="2"/># Add demo data</text:p>
      <text:p text:style-name="Standard"><text:s text:c="2"/>npm run db:seed</text:p>
      <text:p text:style-name="Standard"/>
      <text:p text:style-name="Standard"><text:s text:c="2"/>Step 4: Deploy to Vercel (5 min)</text:p>
      <text:p text:style-name="Standard"/>
      <text:p text:style-name="Standard"><text:s text:c="2"/>1. Go to https://vercel.com/new</text:p>
      <text:p text:style-name="Standard"><text:s text:c="2"/>2. Import: doorscomputers/nextjspos</text:p>
      <text:p text:style-name="Standard"><text:s text:c="2"/>3. Choose project name (e.g., ultimatepos-test)</text:p>
      <text:p text:style-name="Standard"><text:s text:c="2"/>4. Add environment variables:</text:p>
      <text:p text:style-name="Standard"/>
      <text:p text:style-name="Standard"><text:s text:c="2"/>Copy these exactly:</text:p>
      <text:p text:style-name="Standard"/>
      <text:p text:style-name="Standard"><text:s text:c="2"/>| Name <text:s text:c="16"/>| Value <text:s text:c="44"/>|</text:p>
      <text:p text:style-name="Standard"><text:s text:c="2"/>|----------------------|---------------------------------------------------|</text:p>
      <text:p text:style-name="Standard"><text:s text:c="2"/>| DATABASE_URL <text:s text:c="8"/>| Your Supabase string (port 6543 + pgbouncer=true) |</text:p>
      <text:p text:style-name="Standard"><text:s text:c="2"/>| NEXTAUTH_SECRET <text:s text:c="5"/>| T9dmEqtofzClYPr/pXY/NdhXPBzrFuWiR9TVjYYpr8U= <text:s text:c="5"/>|</text:p>
      <text:p text:style-name="Standard"><text:s text:c="2"/>| NEXTAUTH_URL <text:s text:c="8"/>| https://your-project-name.vercel.app <text:s text:c="13"/>|</text:p>
      <text:p text:style-name="Standard"><text:s text:c="2"/>| NEXT_PUBLIC_APP_NAME | UltimatePOS Modern <text:s text:c="31"/>|</text:p>
      <text:p text:style-name="Standard"><text:s text:c="2"/>| NEXT_PUBLIC_APP_URL <text:s/>| https://your-project-name.vercel.app <text:s text:c="13"/>|</text:p>
      <text:p text:style-name="Standard"/>
      <text:p text:style-name="Standard"><text:s text:c="2"/>5. Click "Deploy"</text:p>
      <text:p text:style-name="Standard"/>
      <text:p text:style-name="Standard"><text:s text:c="2"/>---</text:p>
      <text:p text:style-name="Standard"><text:s text:c="2"/>🎯 Environment Variables Summary</text:p>
      <text:p text:style-name="Standard"/>
      <text:p text:style-name="Standard"><text:s text:c="2"/>You need 5 variables total:</text:p>
      <text:p text:style-name="Standard"/>
      <text:p text:style-name="Standard"><text:s text:c="2"/>✅ Required (3):</text:p>
      <text:p text:style-name="Standard"/>
      <text:p text:style-name="Standard"><text:s text:c="2"/>1. DATABASE_URL - From Supabase (port 6543 + pgbouncer=true)</text:p>
      <text:p text:style-name="Standard"><text:s text:c="2"/>2. NEXTAUTH_SECRET - Already generated above ✓</text:p>
      <text:p text:style-name="Standard"><text:s text:c="2"/>3. NEXTAUTH_URL - Your Vercel URL</text:p>
      <text:p text:style-name="Standard"/>
      <text:p text:style-name="Standard"><text:s text:c="2"/>✅ Recommended (2):</text:p>
      <text:p text:style-name="Standard"/>
      <text:p text:style-name="Standard"><text:s text:c="2"/>4. NEXT_PUBLIC_APP_NAME - UltimatePOS Modern</text:p>
      <text:p text:style-name="Standard"><text:s text:c="2"/>5. NEXT_PUBLIC_APP_URL - Your Vercel URL</text:p>
      <text:p text:style-name="Standard"/>
      <text:p text:style-name="Standard"><text:s text:c="2"/>⚠️ Optional (skip for now):</text:p>
      <text:p text:style-name="Standard"/>
      <text:p text:style-name="Standard"><text:s text:c="2"/>6. OPENAI_API_KEY - Only if you want AI Assistant</text:p>
      <text:p text:style-name="Standard"/>
      <text:p text:style-name="Standard"><text:soft-page-break/><text:s text:c="2"/>---</text:p>
      <text:p text:style-name="Standard"><text:s text:c="2"/>📖 Where to Find Everything</text:p>
      <text:p text:style-name="Standard"/>
      <text:p text:style-name="Standard"><text:s text:c="2"/>All details in: VERCEL_ENV_SETUP.md</text:p>
      <text:p text:style-name="Standard"/>
      <text:p text:style-name="Standard"><text:s text:c="2"/>This guide includes:</text:p>
      <text:p text:style-name="Standard"><text:s text:c="2"/>- ✅ Step-by-step Supabase setup</text:p>
      <text:p text:style-name="Standard"><text:s text:c="2"/>- ✅ How to get connection strings</text:p>
      <text:p text:style-name="Standard"><text:s text:c="2"/>- ✅ Database schema setup commands</text:p>
      <text:p text:style-name="Standard"><text:s text:c="2"/>- ✅ Vercel deployment instructions</text:p>
      <text:p text:style-name="Standard"><text:s text:c="2"/>- ✅ Common mistakes to avoid</text:p>
      <text:p text:style-name="Standard"><text:s text:c="2"/>- ✅ Troubleshooting section</text:p>
      <text:p text:style-name="Standard"><text:s text:c="2"/>- ✅ Pre-deployment checklist</text:p>
      <text:p text:style-name="Standard"/>
      <text:p text:style-name="Standard"><text:s text:c="2"/>---</text:p>
      <text:p text:style-name="Standard"><text:s text:c="2"/>🎬 Ready to Start?</text:p>
      <text:p text:style-name="Standard"/>
      <text:p text:style-name="Standard"><text:s text:c="2"/>Follow these in order:</text:p>
      <text:p text:style-name="Standard"/>
      <text:p text:style-name="Standard"><text:s text:c="2"/>1. Open VERCEL_ENV_SETUP.md (I just created it)</text:p>
      <text:p text:style-name="Standard"><text:s text:c="2"/>2. Go to https://supabase.com (create database)</text:p>
      <text:p text:style-name="Standard"><text:s text:c="2"/>3. Get your connection string</text:p>
      <text:p text:style-name="Standard"><text:s text:c="2"/>4. Run the Prisma commands (push schema)</text:p>
      <text:p text:style-name="Standard"><text:s text:c="2"/>5. Go to https://vercel.com/new (deploy!)</text:p>
      <text:p text:style-name="Standard"/>
      <text:p text:style-name="Standard"><text:s text:c="2"/>---</text:p>
      <text:p text:style-name="Standard"><text:s text:c="2"/>💡 Quick Summary</text:p>
      <text:p text:style-name="Standard"/>
      <text:p text:style-name="Standard"><text:s text:c="2"/>What you have:</text:p>
      <text:p text:style-name="Standard"><text:s text:c="2"/>- ✅ NEXTAUTH_SECRET generated</text:p>
      <text:p text:style-name="Standard"><text:s text:c="2"/>- ✅ Complete setup guide created</text:p>
      <text:p text:style-name="Standard"><text:s text:c="2"/>- ✅ All commands prepared</text:p>
      <text:p text:style-name="Standard"><text:s text:c="2"/>- ✅ Environment variables template ready</text:p>
      <text:p text:style-name="Standard"/>
      <text:p text:style-name="Standard"><text:s text:c="2"/>What you need to do:</text:p>
      <text:p text:style-name="Standard"><text:s text:c="2"/>1. Create Supabase database (5 min)</text:p>
      <text:p text:style-name="Standard"><text:s text:c="2"/>2. Push schema to database (3 min)</text:p>
      <text:p text:style-name="Standard"><text:s text:c="2"/>3. Deploy to Vercel with env vars (5 min)</text:p>
      <text:p text:style-name="Standard"><text:s text:c="2"/>4. Test your live app! (ongoing)</text:p>
      <text:p text:style-name="Standard"/>
      <text:p text:style-name="Standard"><text:s text:c="2"/>Total time: ~15 minutes to deployment! 🚀</text:p>
      <text:p text:style-name="Standard"/>
      <text:p text:style-name="Standard"><text:s text:c="2"/>---</text:p>
      <text:p text:style-name="Standard"><text:s text:c="2"/>Where do you want to start?</text:p>
      <text:p text:style-name="Standard"/>
      <text:p text:style-name="Standard"><text:s text:c="2"/>- Create Supabase database?</text:p>
      <text:p text:style-name="Standard"><text:s text:c="2"/>- Need help with any specific step?</text:p>
      <text:p text:style-name="Standard"><text:s text:c="2"/>- Ready to deploy to Vercel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2:24:27.229223000</meta:creation-date>
    <dc:date>2025-10-22T12:24:54.922266000</dc:date>
    <meta:editing-duration>PT29S</meta:editing-duration>
    <meta:editing-cycles>1</meta:editing-cycles>
    <meta:document-statistic meta:table-count="0" meta:image-count="0" meta:object-count="0" meta:page-count="3" meta:paragraph-count="100" meta:word-count="501" meta:character-count="3691" meta:non-whitespace-character-count="2950"/>
    <meta:generator>LibreOffice/25.2.5.2$Windows_X86_64 LibreOffice_project/03d19516eb2e1dd5d4ccd751a0d6f35f35e08022</meta:generator>
  </office:meta>
</office:document-meta>
</file>